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6" table:number-rows-spanned="2">
            <text:p>The servo range is from 4200-8000, if the vlaues decreases from 8000 to 4200, the servo target increases.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humb-0(bottom motor)</text:p>
          </table:table-cell>
          <table:table-cell office:value-type="string" calcext:value-type="string">
            <text:p>4200-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mb-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inky-2(bottom mot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ky-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ng -4(bottom mot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 – 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ddle – 6(bottom mot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dle – 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ex –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 – 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30:05.451509402</meta:creation-date>
    <dc:date>2017-11-09T15:10:59.302732352</dc:date>
    <meta:editing-duration>PT13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